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5" style:family="table">
      <style:table-properties style:width="16.519cm" fo:margin-left="0.051cm" fo:margin-top="0cm" fo:margin-bottom="0cm" table:align="left" style:writing-mode="page"/>
    </style:style>
    <style:style style:name="Table5.A" style:family="table-column">
      <style:table-column-properties style:column-width="8.698cm"/>
    </style:style>
    <style:style style:name="Table5.B" style:family="table-column">
      <style:table-column-properties style:column-width="7.819cm"/>
    </style:style>
    <style:style style:name="Table5.1" style:family="table-row">
      <style:table-row-properties style:min-row-height="0.6cm" fo:keep-together="auto"/>
    </style:style>
    <style:style style:name="Table5.A1" style:family="table-cell">
      <style:table-cell-properties fo:padding-left="0.018cm" fo:padding-right="0.018cm" fo:padding-top="0cm" fo:padding-bottom="0cm" fo:border="1.5pt solid #000000"/>
    </style:style>
    <style:style style:name="Table5.2" style:family="table-row">
      <style:table-row-properties style:min-row-height="1.208cm" fo:keep-together="auto"/>
    </style:style>
    <style:style style:name="Table5.4" style:family="table-row">
      <style:table-row-properties style:min-row-height="1.198cm" fo:keep-together="auto"/>
    </style:style>
    <style:style style:name="Table5.5" style:family="table-row">
      <style:table-row-properties style:min-row-height="1.199cm" fo:keep-together="auto"/>
    </style:style>
    <style:style style:name="Table6" style:family="table">
      <style:table-properties style:width="10.827cm" fo:margin-left="0.051cm" fo:margin-top="0cm" fo:margin-bottom="0cm" table:align="left" style:writing-mode="page"/>
    </style:style>
    <style:style style:name="Table6.A" style:family="table-column">
      <style:table-column-properties style:column-width="2.57cm"/>
    </style:style>
    <style:style style:name="Table6.B" style:family="table-column">
      <style:table-column-properties style:column-width="1.425cm"/>
    </style:style>
    <style:style style:name="Table6.C" style:family="table-column">
      <style:table-column-properties style:column-width="1.252cm"/>
    </style:style>
    <style:style style:name="Table6.D" style:family="table-column">
      <style:table-column-properties style:column-width="1.598cm"/>
    </style:style>
    <style:style style:name="Table6.E" style:family="table-column">
      <style:table-column-properties style:column-width="1.991cm"/>
    </style:style>
    <style:style style:name="Table6.F" style:family="table-column">
      <style:table-column-properties style:column-width="1.99cm"/>
    </style:style>
    <style:style style:name="Table6.1" style:family="table-row">
      <style:table-row-properties style:min-row-height="0.6cm" fo:keep-together="auto"/>
    </style:style>
    <style:style style:name="Table6.A1" style:family="table-cell">
      <style:table-cell-properties fo:padding-left="0.018cm" fo:padding-right="0.018cm" fo:padding-top="0cm" fo:padding-bottom="0cm" fo:border="1.5pt solid #000000"/>
    </style:style>
    <style:style style:name="Table6.E1" style:family="table-cell">
      <style:table-cell-properties fo:padding-left="0.018cm" fo:padding-right="0.018cm" fo:padding-top="0cm" fo:padding-bottom="0cm" fo:border-left="1.5pt solid #000000" fo:border-right="none" fo:border-top="1.5pt solid #000000" fo:border-bottom="1.5pt solid #000000"/>
    </style:style>
    <style:style style:name="Table6.3" style:family="table-row">
      <style:table-row-properties style:min-row-height="1.199cm" fo:keep-together="auto"/>
    </style:style>
    <style:style style:name="Table6.5" style:family="table-row">
      <style:table-row-properties style:min-row-height="1.185cm" fo:keep-together="auto"/>
    </style:style>
    <style:style style:name="Table6.A5" style:family="table-cell">
      <style:table-cell-properties fo:padding-left="0.018cm" fo:padding-right="0.018cm" fo:padding-top="0cm" fo:padding-bottom="0cm" fo:border-left="1.5pt solid #000000" fo:border-right="1.5pt solid #000000" fo:border-top="1.5pt solid #000000" fo:border-bottom="2.25pt solid #000000"/>
    </style:style>
    <style:style style:name="Table6.E5" style:family="table-cell">
      <style:table-cell-properties fo:padding-left="0.018cm" fo:padding-right="0.018cm" fo:padding-top="0cm" fo:padding-bottom="0cm" fo:border-left="1.5pt solid #000000" fo:border-right="none" fo:border-top="1.5pt solid #000000" fo:border-bottom="2.25pt solid #000000"/>
    </style:style>
    <style:style style:name="Table7" style:family="table">
      <style:table-properties style:width="10.915cm" fo:margin-left="0.051cm" fo:margin-top="0cm" fo:margin-bottom="0cm" table:align="left" style:writing-mode="page"/>
    </style:style>
    <style:style style:name="Table7.A" style:family="table-column">
      <style:table-column-properties style:column-width="2.558cm"/>
    </style:style>
    <style:style style:name="Table7.B" style:family="table-column">
      <style:table-column-properties style:column-width="1.418cm"/>
    </style:style>
    <style:style style:name="Table7.C" style:family="table-column">
      <style:table-column-properties style:column-width="1.247cm"/>
    </style:style>
    <style:style style:name="Table7.D" style:family="table-column">
      <style:table-column-properties style:column-width="1.589cm"/>
    </style:style>
    <style:style style:name="Table7.E" style:family="table-column">
      <style:table-column-properties style:column-width="4.103cm"/>
    </style:style>
    <style:style style:name="Table7.1" style:family="table-row">
      <style:table-row-properties style:min-row-height="0.6cm" fo:keep-together="auto"/>
    </style:style>
    <style:style style:name="Table7.A1" style:family="table-cell">
      <style:table-cell-properties fo:padding-left="0.018cm" fo:padding-right="0.018cm" fo:padding-top="0cm" fo:padding-bottom="0cm" fo:border="1.5pt solid #000000"/>
    </style:style>
    <style:style style:name="Table7.4" style:family="table-row">
      <style:table-row-properties style:min-row-height="1.199cm" fo:keep-together="auto"/>
    </style:style>
    <style:style style:name="Table7.6" style:family="table-row">
      <style:table-row-properties style:min-row-height="1.185cm" fo:keep-together="auto"/>
    </style:style>
    <style:style style:name="Table1" style:family="table">
      <style:table-properties style:width="17.815cm" fo:margin-left="-0.18cm" table:align="left" style:writing-mode="lr-tb"/>
    </style:style>
    <style:style style:name="Table1.A" style:family="table-column">
      <style:table-column-properties style:column-width="2.073cm"/>
    </style:style>
    <style:style style:name="Table1.B" style:family="table-column">
      <style:table-column-properties style:column-width="1.919cm"/>
    </style:style>
    <style:style style:name="Table1.C" style:family="table-column">
      <style:table-column-properties style:column-width="1.896cm"/>
    </style:style>
    <style:style style:name="Table1.D" style:family="table-column">
      <style:table-column-properties style:column-width="1.917cm"/>
    </style:style>
    <style:style style:name="Table1.I" style:family="table-column">
      <style:table-column-properties style:column-width="2.40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I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margin-top="0.145cm" fo:margin-bottom="0cm" style:contextual-spacing="false" fo:line-height="100%" fo:orphans="0" fo:widows="0"/>
    </style:style>
    <style:style style:name="P2" style:family="paragraph" style:parent-style-name="Standard" style:master-page-name="Converted1">
      <style:paragraph-properties fo:margin-left="0cm" fo:margin-right="0cm" fo:margin-top="0.145cm" fo:margin-bottom="0cm" style:contextual-spacing="false" fo:text-align="start" style:justify-single-word="false" fo:text-indent="0cm" style:auto-text-indent="false" style:page-number="auto"/>
    </style:style>
    <style:style style:name="P3" style:family="paragraph" style:parent-style-name="Standard">
      <style:paragraph-properties fo:margin-top="0cm" fo:margin-bottom="0.353cm" style:contextual-spacing="false" fo:line-height="115%"/>
    </style:style>
    <style:style style:name="P4" style:family="paragraph" style:parent-style-name="Standard" style:master-page-name="Standard">
      <style:paragraph-properties fo:margin-top="0cm" fo:margin-bottom="0.353cm" style:contextual-spacing="false" fo:line-height="115%" style:page-number="auto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paragraph-rsid="000ab228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n" fo:country="US" fo:font-weight="bold" style:font-size-asian="14pt" style:font-weight-asian="bold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etter-spacing="normal" fo:language="en" fo:country="US" fo:font-weight="bold" style:font-size-asian="11pt" style:font-weight-asian="bold" style:text-scale="100%"/>
    </style:style>
    <style:style style:name="P8" style:family="paragraph" style:parent-style-name="Standard">
      <style:paragraph-properties fo:margin-left="0.058cm" fo:line-height="0.49cm" fo:text-align="center" style:justify-single-word="false" fo:orphans="0" fo:widows="0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2.32cm" fo:line-height="0.49cm" fo:orphans="0" fo:widows="0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.194cm" fo:line-height="0.49cm" fo:orphans="0" fo:widows="0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.194cm" fo:margin-top="0.108cm" fo:margin-bottom="0cm" style:contextual-spacing="false" fo:line-height="100%" fo:orphans="0" fo:widows="0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194cm" fo:line-height="100%" fo:orphans="0" fo:widows="0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194cm" fo:margin-top="0.298cm" fo:margin-bottom="0cm" style:contextual-spacing="false" fo:line-height="100%" fo:orphans="0" fo:widows="0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.194cm" fo:margin-top="0.109cm" fo:margin-bottom="0cm" style:contextual-spacing="false" fo:line-height="100%" fo:orphans="0" fo:widows="0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194cm" fo:margin-top="0.116cm" fo:margin-bottom="0cm" style:contextual-spacing="false" fo:line-height="100%" fo:orphans="0" fo:widows="0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194cm" fo:margin-top="0.3cm" fo:margin-bottom="0cm" style:contextual-spacing="false" fo:line-height="100%" fo:orphans="0" fo:widows="0" fo:text-indent="0cm" style:auto-text-indent="false">
        <style:tab-stops/>
      </style:paragraph-properties>
    </style:style>
    <style:style style:name="P17" style:family="paragraph" style:parent-style-name="Standard">
      <style:paragraph-properties fo:margin-top="0.145cm" fo:margin-bottom="0cm" style:contextual-spacing="false" fo:line-height="100%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.688cm" fo:margin-bottom="0cm" style:contextual-spacing="false" fo:line-height="100%" fo:orphans="0" fo:widows="0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etter-spacing="normal" fo:language="en" fo:country="US" fo:font-weight="bold" style:font-size-asian="11pt" style:font-weight-asian="bold" style:text-scale="100%"/>
    </style:style>
    <style:style style:name="P20" style:family="paragraph" style:parent-style-name="Standard">
      <style:paragraph-properties fo:margin-top="0.041cm" fo:margin-bottom="0cm" style:contextual-spacing="false" fo:line-height="100%" fo:orphans="0" fo:widows="0"/>
      <style:text-properties style:use-window-font-color="true" loext:opacity="0%" style:font-name="Trebuchet MS" fo:font-size="12pt" fo:letter-spacing="normal" fo:language="en" fo:country="US" fo:font-weight="normal" style:font-size-asian="12pt" style:font-weight-asian="normal" style:text-scale="100%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Trebuchet MS" fo:font-size="12pt" fo:letter-spacing="-0.007cm" fo:language="en" fo:country="US" fo:font-weight="normal" style:font-size-asian="12pt" style:font-weight-asian="normal" style:text-scale="100%"/>
    </style:style>
    <style:style style:name="P22" style:family="paragraph" style:parent-style-name="Standard" style:list-style-name="WWNum2a">
      <style:paragraph-properties fo:margin-left="1.272cm" fo:margin-right="3.484cm" fo:line-height="120%" fo:orphans="0" fo:widows="0" fo:text-indent="-0.635cm" style:auto-text-indent="false">
        <style:tab-stops>
          <style:tab-stop style:position="1.268cm"/>
          <style:tab-stop style:position="1.272cm"/>
        </style:tab-stops>
      </style:paragraph-properties>
    </style:style>
    <style:style style:name="P23" style:family="paragraph" style:parent-style-name="Standard" style:list-style-name="WWNum2a">
      <style:paragraph-properties fo:margin-left="1.272cm" fo:margin-right="1.169cm" fo:line-height="120%" fo:orphans="0" fo:widows="0" fo:text-indent="-0.635cm" style:auto-text-indent="false">
        <style:tab-stops>
          <style:tab-stop style:position="1.268cm"/>
          <style:tab-stop style:position="1.272cm"/>
        </style:tab-stops>
      </style:paragraph-properties>
    </style:style>
    <style:style style:name="P24" style:family="paragraph" style:parent-style-name="Standard" style:list-style-name="WWNum2a">
      <style:paragraph-properties fo:margin-left="1.272cm" fo:margin-right="1.526cm" fo:margin-top="0.011cm" fo:margin-bottom="0cm" style:contextual-spacing="false" fo:line-height="120%" fo:orphans="0" fo:widows="0" fo:text-indent="-0.635cm" style:auto-text-indent="false">
        <style:tab-stops>
          <style:tab-stop style:position="1.268cm"/>
          <style:tab-stop style:position="1.272cm"/>
        </style:tab-stops>
      </style:paragraph-properties>
    </style:style>
    <style:style style:name="P25" style:family="paragraph" style:parent-style-name="Standard">
      <style:paragraph-properties fo:line-height="122%"/>
      <style:text-properties fo:font-size="10pt" fo:font-weight="bold" style:font-size-asian="10pt" style:font-weight-asian="bold"/>
    </style:style>
    <style:style style:name="P26" style:family="paragraph" style:parent-style-name="Table_20_Contents">
      <style:text-properties officeooo:rsid="000ab228" officeooo:paragraph-rsid="000ab228"/>
    </style:style>
    <style:style style:name="P27" style:family="paragraph" style:parent-style-name="Table_20_Contents">
      <style:text-properties officeooo:paragraph-rsid="000ab228"/>
    </style:style>
    <style:style style:name="P28" style:family="paragraph" style:parent-style-name="Text_20_body">
      <style:paragraph-properties fo:margin-top="0.212cm" fo:margin-bottom="0.002cm" style:contextual-spacing="false"/>
    </style:style>
    <style:style style:name="T1" style:family="text">
      <style:text-properties style:text-scale="105%"/>
    </style:style>
    <style:style style:name="T2" style:family="text">
      <style:text-properties fo:color="#0e4660" loext:opacity="100%" fo:font-size="14pt" fo:letter-spacing="-0.007cm" fo:font-weight="bold" style:font-size-asian="14pt" style:font-weight-asian="bold"/>
    </style:style>
    <style:style style:name="T3" style:family="text">
      <style:text-properties fo:color="#0e4660" loext:opacity="100%" style:font-name="Trebuchet MS" fo:font-size="18pt" fo:letter-spacing="normal" fo:language="en" fo:country="US" fo:font-weight="bold" style:font-size-asian="18pt" style:font-weight-asian="bold" style:text-scale="100%"/>
    </style:style>
    <style:style style:name="T4" style:family="text">
      <style:text-properties fo:color="#0e4660" loext:opacity="100%" style:font-name="Trebuchet MS" fo:font-size="18pt" fo:letter-spacing="-0.055cm" fo:language="en" fo:country="US" fo:font-weight="bold" style:font-size-asian="18pt" style:font-weight-asian="bold" style:text-scale="100%"/>
    </style:style>
    <style:style style:name="T5" style:family="text">
      <style:text-properties fo:color="#0e4660" loext:opacity="100%" style:font-name="Trebuchet MS" fo:font-size="18pt" fo:letter-spacing="-0.056cm" fo:language="en" fo:country="US" fo:font-weight="bold" style:font-size-asian="18pt" style:font-weight-asian="bold" style:text-scale="100%"/>
    </style:style>
    <style:style style:name="T6" style:family="text">
      <style:text-properties fo:color="#0e4660" loext:opacity="100%" style:font-name="Trebuchet MS" fo:font-size="18pt" fo:letter-spacing="-0.051cm" fo:language="en" fo:country="US" fo:font-weight="bold" style:font-size-asian="18pt" style:font-weight-asian="bold" style:text-scale="100%"/>
    </style:style>
    <style:style style:name="T7" style:family="text">
      <style:text-properties fo:color="#0e4660" loext:opacity="100%" style:font-name="Trebuchet MS" fo:font-size="18pt" fo:letter-spacing="-0.048cm" fo:language="en" fo:country="US" fo:font-weight="bold" style:font-size-asian="18pt" style:font-weight-asian="bold" style:text-scale="100%"/>
    </style:style>
    <style:style style:name="T8" style:family="text">
      <style:text-properties fo:color="#0e4660" loext:opacity="100%" style:font-name="Trebuchet MS" fo:font-size="18pt" fo:letter-spacing="-0.004cm" fo:language="en" fo:country="US" fo:font-weight="bold" style:font-size-asian="18pt" style:font-weight-asian="bold" style:text-scale="100%"/>
    </style:style>
    <style:style style:name="T9" style:family="text">
      <style:text-properties fo:color="#0e4660" loext:opacity="100%" style:font-name="Trebuchet MS" fo:font-size="18pt" fo:letter-spacing="-0.014cm" fo:language="en" fo:country="US" fo:font-weight="bold" style:font-size-asian="18pt" style:font-weight-asian="bold" style:text-scale="100%"/>
    </style:style>
    <style:style style:name="T10" style:family="text">
      <style:text-properties fo:color="#0e4660" loext:opacity="100%" style:font-name="Trebuchet MS" fo:font-size="14pt" fo:letter-spacing="-0.004cm" fo:language="en" fo:country="US" fo:font-weight="bold" style:font-size-asian="14pt" style:font-weight-asian="bold" style:text-scale="100%"/>
    </style:style>
    <style:style style:name="T11" style:family="text">
      <style:text-properties fo:color="#0e4660" loext:opacity="100%" style:font-name="Trebuchet MS" fo:font-size="14pt" fo:letter-spacing="-0.004cm" style:font-size-asian="14pt"/>
    </style:style>
    <style:style style:name="T12" style:family="text">
      <style:text-properties fo:color="#0e4660" loext:opacity="100%" style:font-name="Trebuchet MS" fo:font-size="14pt" fo:letter-spacing="-0.004cm" officeooo:rsid="000ab228" style:font-size-asian="14pt"/>
    </style:style>
    <style:style style:name="T13" style:family="text">
      <style:text-properties fo:color="#0e4660" loext:opacity="100%" style:font-name="Trebuchet MS" fo:font-size="14pt" fo:letter-spacing="-0.048cm" fo:language="en" fo:country="US" fo:font-weight="bold" style:font-size-asian="14pt" style:font-weight-asian="bold" style:text-scale="100%"/>
    </style:style>
    <style:style style:name="T14" style:family="text">
      <style:text-properties fo:color="#0e4660" loext:opacity="100%" style:font-name="Trebuchet MS" fo:font-size="14pt" fo:letter-spacing="-0.048cm" style:font-size-asian="14pt"/>
    </style:style>
    <style:style style:name="T15" style:family="text">
      <style:text-properties fo:color="#0e4660" loext:opacity="100%" style:font-name="Trebuchet MS" fo:font-size="14pt" fo:letter-spacing="-0.007cm" fo:language="en" fo:country="US" fo:font-weight="bold" style:font-size-asian="14pt" style:font-weight-asian="bold" style:text-scale="100%"/>
    </style:style>
    <style:style style:name="T16" style:family="text">
      <style:text-properties fo:color="#0e4660" loext:opacity="100%" style:font-name="Trebuchet MS" fo:font-size="14pt" fo:letter-spacing="-0.007cm" style:font-size-asian="14pt"/>
    </style:style>
    <style:style style:name="T17" style:family="text">
      <style:text-properties fo:color="#0e4660" loext:opacity="100%" fo:font-size="12pt" fo:letter-spacing="-0.007cm" style:font-size-asian="12pt"/>
    </style:style>
    <style:style style:name="T18" style:family="text">
      <style:text-properties fo:font-size="14pt" fo:font-weight="bold" style:font-size-asian="14pt" style:font-weight-asian="bold"/>
    </style:style>
    <style:style style:name="T19" style:family="text">
      <style:text-properties fo:font-size="12pt" fo:font-weight="bold" style:font-size-asian="12pt" style:font-weight-asian="bold"/>
    </style:style>
    <style:style style:name="T20" style:family="text">
      <style:text-properties fo:font-size="12pt" style:font-size-asian="12pt"/>
    </style:style>
    <style:style style:name="T21" style:family="text">
      <style:text-properties fo:font-weight="bold" style:font-weight-asian="bold"/>
    </style:style>
    <style:style style:name="T22" style:family="text">
      <style:text-properties fo:font-size="10pt" fo:font-weight="bold" style:font-size-asian="10pt" style:font-weight-asian="bold"/>
    </style:style>
    <style:style style:name="T23" style:family="text">
      <style:text-properties fo:font-size="18pt" fo:font-weight="bold" style:font-size-asian="18pt" style:font-weight-asian="bold"/>
    </style:style>
    <style:style style:name="T24" style:family="text">
      <style:text-properties style:font-name="Calibri" fo:font-size="20pt" fo:language="en" fo:country="US" fo:font-weight="bold" style:font-size-asian="20pt" style:font-weight-asian="bold"/>
    </style:style>
    <style:style style:name="T25" style:family="text">
      <style:text-properties style:font-name="Calibri" fo:font-size="20pt" fo:language="en" fo:country="US" fo:font-weight="bold" style:font-size-asian="20pt" style:font-weight-asian="bold" style:text-scale="105%"/>
    </style:style>
    <style:style style:name="T26" style:family="text">
      <style:text-properties style:font-name="Calibri" fo:font-size="14pt" fo:language="en" fo:country="US" fo:font-weight="bold" style:font-size-asian="14pt" style:font-weight-asian="bold"/>
    </style:style>
    <style:style style:name="T27" style:family="text">
      <style:text-properties style:font-name="Calibri" fo:font-size="16pt" fo:language="en" fo:country="US" fo:font-weight="bold" style:font-size-asian="16pt" style:font-weight-asian="bold"/>
    </style:style>
    <style:style style:name="T28" style:family="text">
      <style:text-properties style:font-name="Calibri" fo:font-size="11pt" fo:language="en" fo:country="US" fo:font-weight="normal" style:font-size-asian="11pt" style:font-weight-asian="normal"/>
    </style:style>
    <style:style style:name="T29" style:family="text">
      <style:text-properties style:font-name="Calibri" fo:font-size="11pt" fo:language="en" fo:country="US" fo:font-weight="bold" style:font-size-asian="11pt" style:font-weight-asian="bold"/>
    </style:style>
    <style:style style:name="T30" style:family="text">
      <style:text-properties style:font-name="Calibri" fo:font-size="11pt" fo:letter-spacing="normal" fo:language="en" fo:country="US" fo:font-weight="bold" style:font-size-asian="11pt" style:font-weight-asian="bold" style:text-scale="100%"/>
    </style:style>
    <style:style style:name="T31" style:family="text">
      <style:text-properties style:font-name="Trebuchet MS" fo:font-size="12pt" fo:letter-spacing="-0.004cm" fo:language="en" fo:country="US" fo:font-weight="bold" style:font-size-asian="12pt" style:font-weight-asian="bold"/>
    </style:style>
    <style:style style:name="T32" style:family="text">
      <style:text-properties style:font-name="Trebuchet MS" fo:font-size="12pt" fo:letter-spacing="-0.004cm" fo:language="en" fo:country="US" fo:font-weight="normal" style:font-size-asian="12pt" style:font-weight-asian="normal" style:text-scale="100%"/>
    </style:style>
    <style:style style:name="T33" style:family="text">
      <style:text-properties style:font-name="Trebuchet MS" fo:font-size="12pt" fo:letter-spacing="-0.03cm" fo:language="en" fo:country="US" fo:font-weight="bold" style:font-size-asian="12pt" style:font-weight-asian="bold"/>
    </style:style>
    <style:style style:name="T34" style:family="text">
      <style:text-properties style:font-name="Trebuchet MS" fo:font-size="12pt" fo:letter-spacing="-0.011cm" fo:language="en" fo:country="US" fo:font-weight="normal" style:font-size-asian="12pt" style:font-weight-asian="normal"/>
    </style:style>
    <style:style style:name="T35" style:family="text">
      <style:text-properties style:font-name="Trebuchet MS" fo:font-size="12pt" fo:letter-spacing="-0.011cm" fo:language="en" fo:country="US" fo:font-weight="normal" style:font-size-asian="12pt" style:font-weight-asian="normal" style:text-scale="100%"/>
    </style:style>
    <style:style style:name="T36" style:family="text">
      <style:text-properties style:font-name="Trebuchet MS" fo:font-size="12pt" fo:letter-spacing="normal" fo:language="en" fo:country="US" fo:font-weight="normal" style:font-size-asian="12pt" style:font-weight-asian="normal" style:text-scale="90%"/>
    </style:style>
    <style:style style:name="T37" style:family="text">
      <style:text-properties style:font-name="Trebuchet MS" fo:font-size="12pt" fo:letter-spacing="normal" fo:language="en" fo:country="US" fo:font-weight="normal" style:font-size-asian="12pt" style:font-weight-asian="normal" style:text-scale="100%"/>
    </style:style>
    <style:style style:name="T38" style:family="text">
      <style:text-properties style:font-name="Trebuchet MS" fo:font-size="12pt" fo:letter-spacing="-0.007cm" fo:language="en" fo:country="US" fo:font-weight="normal" style:font-size-asian="12pt" style:font-weight-asian="normal" style:text-scale="100%"/>
    </style:style>
    <style:style style:name="T39" style:family="text">
      <style:text-properties style:font-name="Trebuchet MS" fo:font-size="12pt" fo:letter-spacing="-0.007cm" fo:language="en" fo:country="US" fo:font-weight="normal" officeooo:rsid="000c97af" style:font-size-asian="12pt" style:font-weight-asian="normal" style:text-scale="100%"/>
    </style:style>
    <style:style style:name="T40" style:family="text">
      <style:text-properties fo:language="en" fo:country="US"/>
    </style:style>
    <style:style style:name="T41" style:family="text">
      <style:text-properties style:use-window-font-color="true" loext:opacity="0%" style:font-name="Trebuchet MS" fo:font-size="11pt" fo:letter-spacing="normal" fo:language="en" fo:country="US" fo:font-weight="normal" style:font-size-asian="11pt" style:font-weight-asian="normal" style:text-scale="100%"/>
    </style:style>
    <style:style style:name="T42" style:family="text">
      <style:text-properties style:use-window-font-color="true" loext:opacity="0%" style:font-name="Trebuchet MS" fo:font-size="12pt" fo:letter-spacing="-0.004cm" fo:language="en" fo:country="US" fo:font-weight="normal" style:font-size-asian="12pt" style:font-weight-asian="normal" style:text-scale="100%"/>
    </style:style>
    <style:style style:name="T43" style:family="text">
      <style:text-properties style:use-window-font-color="true" loext:opacity="0%" style:font-name="Trebuchet MS" fo:font-size="12pt" fo:letter-spacing="-0.004cm" fo:language="en" fo:country="US" fo:font-weight="bold" style:font-size-asian="12pt" style:font-weight-asian="bold" style:text-scale="100%"/>
    </style:style>
    <style:style style:name="T44" style:family="text">
      <style:text-properties style:use-window-font-color="true" loext:opacity="0%" style:font-name="Trebuchet MS" fo:font-size="12pt" fo:letter-spacing="-0.007cm" fo:language="en" fo:country="US" fo:font-weight="normal" style:font-size-asian="12pt" style:font-weight-asian="normal" style:text-scale="100%"/>
    </style:style>
    <style:style style:name="T45" style:family="text">
      <style:text-properties style:use-window-font-color="true" loext:opacity="0%" style:font-name="Trebuchet MS" fo:font-size="12pt" fo:letter-spacing="-0.007cm" fo:language="en" fo:country="US" fo:font-weight="bold" style:font-size-asian="12pt" style:font-weight-asian="bold" style:text-scale="100%"/>
    </style:style>
    <style:style style:name="T46" style:family="text">
      <style:text-properties style:use-window-font-color="true" loext:opacity="0%" style:font-name="Trebuchet MS" fo:font-size="12pt" fo:letter-spacing="-0.009cm" fo:language="en" fo:country="US" fo:font-weight="normal" style:font-size-asian="12pt" style:font-weight-asian="normal" style:text-scale="100%"/>
    </style:style>
    <style:style style:name="T47" style:family="text">
      <style:text-properties style:use-window-font-color="true" loext:opacity="0%" style:font-name="Trebuchet MS" fo:font-size="12pt" fo:letter-spacing="-0.009cm" fo:language="en" fo:country="US" fo:font-weight="normal" style:font-size-asian="12pt" style:font-weight-asian="normal" style:text-scale="105%"/>
    </style:style>
    <style:style style:name="T48" style:family="text">
      <style:text-properties style:use-window-font-color="true" loext:opacity="0%" style:font-name="Trebuchet MS" fo:font-size="12pt" fo:letter-spacing="normal" fo:language="en" fo:country="US" fo:font-weight="normal" style:font-size-asian="12pt" style:font-weight-asian="normal" style:text-scale="100%"/>
    </style:style>
    <style:style style:name="T49" style:family="text">
      <style:text-properties style:use-window-font-color="true" loext:opacity="0%" style:font-name="Trebuchet MS" fo:font-size="12pt" fo:letter-spacing="-0.032cm" fo:language="en" fo:country="US" fo:font-weight="normal" style:font-size-asian="12pt" style:font-weight-asian="normal" style:text-scale="100%"/>
    </style:style>
    <style:style style:name="T50" style:family="text">
      <style:text-properties style:use-window-font-color="true" loext:opacity="0%" style:font-name="Trebuchet MS" fo:font-size="12pt" fo:letter-spacing="-0.032cm" fo:language="en" fo:country="US" fo:font-weight="bold" style:font-size-asian="12pt" style:font-weight-asian="bold" style:text-scale="100%"/>
    </style:style>
    <style:style style:name="T51" style:family="text">
      <style:text-properties style:use-window-font-color="true" loext:opacity="0%" style:font-name="Trebuchet MS" fo:font-size="12pt" fo:letter-spacing="-0.025cm" fo:language="en" fo:country="US" fo:font-weight="normal" style:font-size-asian="12pt" style:font-weight-asian="normal" style:text-scale="100%"/>
    </style:style>
    <style:style style:name="T52" style:family="text">
      <style:text-properties style:use-window-font-color="true" loext:opacity="0%" style:font-name="Trebuchet MS" fo:font-size="12pt" fo:letter-spacing="-0.026cm" fo:language="en" fo:country="US" fo:font-weight="normal" style:font-size-asian="12pt" style:font-weight-asian="normal" style:text-scale="100%"/>
    </style:style>
    <style:style style:name="T53" style:family="text">
      <style:text-properties style:use-window-font-color="true" loext:opacity="0%" style:font-name="Trebuchet MS" fo:font-size="12pt" fo:letter-spacing="-0.039cm" fo:language="en" fo:country="US" fo:font-weight="normal" style:font-size-asian="12pt" style:font-weight-asian="normal" style:text-scale="100%"/>
    </style:style>
    <style:style style:name="T54" style:family="text">
      <style:text-properties style:use-window-font-color="true" loext:opacity="0%" style:font-name="Trebuchet MS" fo:font-size="12pt" fo:letter-spacing="-0.034cm" fo:language="en" fo:country="US" fo:font-weight="normal" style:font-size-asian="12pt" style:font-weight-asian="normal" style:text-scale="100%"/>
    </style:style>
    <style:style style:name="T55" style:family="text">
      <style:text-properties style:use-window-font-color="true" loext:opacity="0%" style:font-name="Trebuchet MS" fo:font-size="12pt" fo:letter-spacing="-0.034cm" fo:language="en" fo:country="US" fo:font-weight="bold" style:font-size-asian="12pt" style:font-weight-asian="bold" style:text-scale="100%"/>
    </style:style>
    <style:style style:name="T56" style:family="text">
      <style:text-properties style:use-window-font-color="true" loext:opacity="0%" style:font-name="Trebuchet MS" fo:font-size="12pt" fo:letter-spacing="-0.03cm" fo:language="en" fo:country="US" fo:font-weight="normal" style:font-size-asian="12pt" style:font-weight-asian="normal" style:text-scale="100%"/>
    </style:style>
    <style:style style:name="T57" style:family="text">
      <style:text-properties style:use-window-font-color="true" loext:opacity="0%" style:font-name="Trebuchet MS" fo:font-size="12pt" fo:letter-spacing="-0.041cm" fo:language="en" fo:country="US" fo:font-weight="bold" style:font-size-asian="12pt" style:font-weight-asian="bold" style:text-scale="100%"/>
    </style:style>
    <style:style style:name="T58" style:family="text">
      <style:text-properties style:use-window-font-color="true" loext:opacity="0%" style:font-name="Trebuchet MS" fo:font-size="12pt" fo:letter-spacing="-0.041cm" fo:language="en" fo:country="US" fo:font-weight="normal" style:font-size-asian="12pt" style:font-weight-asian="normal" style:text-scale="100%"/>
    </style:style>
    <style:style style:name="T59" style:family="text">
      <style:text-properties style:use-window-font-color="true" loext:opacity="0%" style:font-name="Trebuchet MS" fo:font-size="12pt" fo:letter-spacing="-0.042cm" fo:language="en" fo:country="US" fo:font-weight="normal" style:font-size-asian="12pt" style:font-weight-asian="normal" style:text-scale="100%"/>
    </style:style>
    <style:style style:name="T60" style:family="text">
      <style:text-properties style:use-window-font-color="true" loext:opacity="0%" style:font-name="Trebuchet MS" fo:font-size="12pt" fo:letter-spacing="-0.035cm" fo:language="en" fo:country="US" fo:font-weight="bold" style:font-size-asian="12pt" style:font-weight-asian="bold" style:text-scale="100%"/>
    </style:style>
    <style:style style:name="T61" style:family="text">
      <style:text-properties style:use-window-font-color="true" loext:opacity="0%" style:font-name="Trebuchet MS" fo:font-size="12pt" fo:letter-spacing="-0.037cm" fo:language="en" fo:country="US" fo:font-weight="normal" style:font-size-asian="12pt" style:font-weight-asian="normal" style:text-scale="100%"/>
    </style:style>
    <style:style style:name="T62" style:family="text">
      <style:text-properties style:use-window-font-color="true" loext:opacity="0%" style:font-name="Trebuchet MS" fo:font-size="12pt" fo:letter-spacing="-0.044cm" fo:language="en" fo:country="US" fo:font-weight="normal" style:font-size-asian="12pt" style:font-weight-asian="normal" style:text-scale="100%"/>
    </style:style>
    <style:style style:name="T63" style:family="text">
      <style:text-properties style:use-window-font-color="true" loext:opacity="0%" style:font-name="Trebuchet MS" fo:font-size="12pt" fo:letter-spacing="-0.028cm" fo:language="en" fo:country="US" fo:font-weight="normal" style:font-size-asian="12pt" style:font-weight-asian="normal" style:text-scale="100%"/>
    </style:style>
    <style:style style:name="T64" style:family="text">
      <style:text-properties style:use-window-font-color="true" loext:opacity="0%" style:font-name="Trebuchet MS" fo:font-size="12pt" fo:letter-spacing="-0.019cm" fo:language="en" fo:country="US" fo:font-weight="bold" style:font-size-asian="12pt" style:font-weight-asian="bold" style:text-scale="100%"/>
    </style:style>
    <style:style style:name="T65" style:family="text">
      <style:text-properties style:use-window-font-color="true" loext:opacity="0%" style:font-name="Trebuchet MS" fo:font-size="12pt" fo:letter-spacing="-0.016cm" fo:language="en" fo:country="US" fo:font-weight="bold" style:font-size-asian="12pt" style:font-weight-asian="bold" style:text-scale="100%"/>
    </style:style>
    <style:style style:name="T66" style:family="text">
      <style:text-properties style:use-window-font-color="true" loext:opacity="0%" style:font-name="Trebuchet MS" fo:font-size="12pt" fo:letter-spacing="-0.016cm" fo:language="en" fo:country="US" fo:font-weight="normal" style:font-size-asian="12pt" style:font-weight-asian="normal" style:text-scale="100%"/>
    </style:style>
    <style:style style:name="T67" style:family="text">
      <style:text-properties style:use-window-font-color="true" loext:opacity="0%" style:font-name="Trebuchet MS" fo:font-size="12pt" fo:letter-spacing="-0.023cm" fo:language="en" fo:country="US" fo:font-weight="normal" style:font-size-asian="12pt" style:font-weight-asian="normal" style:text-scale="100%"/>
    </style:style>
    <style:style style:name="T68" style:family="text">
      <style:text-properties style:use-window-font-color="true" loext:opacity="0%" style:font-name="Trebuchet MS" fo:font-size="12pt" fo:letter-spacing="-0.018cm" fo:language="en" fo:country="US" fo:font-weight="bold" style:font-size-asian="12pt" style:font-weight-asian="bold" style:text-scale="100%"/>
    </style:style>
    <style:style style:name="T69" style:family="text">
      <style:text-properties style:use-window-font-color="true" loext:opacity="0%" style:font-name="Trebuchet MS" fo:font-size="18pt" fo:letter-spacing="normal" fo:language="en" fo:country="US" fo:font-weight="bold" style:font-size-asian="18pt" style:font-weight-asian="bold" style:text-scale="100%"/>
    </style:style>
    <style:style style:name="T70" style:family="text">
      <style:text-properties style:use-window-font-color="true" loext:opacity="0%" style:font-name="Calibri" fo:font-size="11pt" fo:letter-spacing="normal" fo:language="en" fo:country="US" fo:font-weight="bold" style:font-size-asian="11pt" style:font-weight-asian="bold" style:text-scale="100%"/>
    </style:style>
    <style:style style:name="T71" style:family="text">
      <style:text-properties officeooo:rsid="000ab22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" loext:marker-style-name="T24"><text:span text:style-name="T25">Scenario 1: <text:s/>Business Goal: "A local hospital wants to reduce patient wait times in the emergency department by 30% over the next 6 months"</text:span></text:p>
        <text:p text:style-name="P3" loext:marker-style-name="T24"><text:span text:style-name="T24">Step 1: Understand the Business Goal</text:span><text:span text:style-name="T24"/></text:p>
        <text:p text:style-name="P3" loext:marker-style-name="T26"><text:span text:style-name="T26">Business Case:</text:span><text:span text:style-name="T26"/></text:p>
        <text:p text:style-name="P3" loext:marker-style-name="T26"><text:span text:style-name="T26">A local hospital wants to reduce patient wait times in the emergency department by 30% over the next 6 months.</text:span><text:span text:style-name="T26"/></text:p>
        <text:p text:style-name="P3" loext:marker-style-name="T26"><text:span text:style-name="T26">The goal is to identify patterns, root causes, and opportunities for improving patient flow through data analysis.</text:span><text:span text:style-name="T26"/></text:p>
        <text:p text:style-name="P6" loext:marker-style-name="T26"/>
        <text:p text:style-name="P3" loext:marker-style-name="T28"><text:span text:style-name="T27">Key Objectives:</text:span><text:span text:style-name="T28"/></text:p>
        <text:p text:style-name="P3" loext:marker-style-name="T29"><text:span text:style-name="T29"><text:tab/>1)Find the where delays happen in the process to reduce wait times.</text:span><text:span text:style-name="T29"/></text:p>
        <text:p text:style-name="P3" loext:marker-style-name="T29"><text:span text:style-name="T29"><text:tab/>2)Make sure there is the right amount of staff at busy times.</text:span><text:span text:style-name="T29"/></text:p>
        <text:p text:style-name="P3" loext:marker-style-name="T29"><text:span text:style-name="T29"><text:tab/>3)Improve how patients are prioritized (based on how serious their condition is).</text:span><text:span text:style-name="T29"/></text:p>
        <text:p text:style-name="P3" loext:marker-style-name="T29"><text:span text:style-name="T29"><text:tab/>4)Use data to predict when the Emergency ward will be busy </text:span><text:span text:style-name="T29"/></text:p>
        <text:p text:style-name="P3" loext:marker-style-name="T29"><text:span text:style-name="T29"><text:tab/>5)Improve how patients are discharged to speed up the process</text:span><text:span text:style-name="T29"/>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8" loext:marker-style-name="T40"><text:span text:style-name="T31">Question</text:span><text:span text:style-name="T31"/></text:p>
            </table:table-cell>
            <table:table-cell table:style-name="Table5.A1" office:value-type="string">
              <text:p text:style-name="P9"><text:span text:style-name="T31">Client</text:span><text:span text:style-name="T33"> </text:span><text:span text:style-name="T31">Response</text:span></text:p>
            </table:table-cell>
          </table:table-row>
          <table:table-row table:style-name="Table5.2">
            <table:table-cell table:style-name="Table5.A1" office:value-type="string">
              <text:p text:style-name="P11"><text:span text:style-name="T34">How many employees are assigned at the registration desk of the ED?</text:span></text:p>
            </table:table-cell>
            <table:table-cell table:style-name="Table5.A1" office:value-type="string">
              <text:p text:style-name="P11"><text:span text:style-name="T36">We have 4 employees, 2 male, 2 female.</text:span></text:p>
            </table:table-cell>
          </table:table-row>
          <table:table-row table:style-name="Table5.1">
            <table:table-cell table:style-name="Table5.A1" office:value-type="string">
              <text:p text:style-name="P12"><text:span text:style-name="T32">How are the appointments assigned?(Evaluated on what basis)</text:span></text:p>
            </table:table-cell>
            <table:table-cell table:style-name="Table5.A1" office:value-type="string">
              <text:p text:style-name="P12"><text:span text:style-name="T37">We check for the availability of respected doctor for that particular requirement.</text:span></text:p>
            </table:table-cell>
          </table:table-row>
          <table:table-row table:style-name="Table5.4">
            <table:table-cell table:style-name="Table5.A1" office:value-type="string">
              <text:p text:style-name="P13"><text:span text:style-name="T32">What is the software being used to make appointments?</text:span></text:p>
            </table:table-cell>
            <table:table-cell table:style-name="Table5.A1" office:value-type="string">
              <text:p text:style-name="P11"><text:span text:style-name="T35">Name of the software and the criteria used for evaluation of an appointment</text:span></text:p>
            </table:table-cell>
          </table:table-row>
          <table:table-row table:style-name="Table5.5">
            <table:table-cell table:style-name="Table5.A1" office:value-type="string">
              <text:p text:style-name="P14"><text:span text:style-name="T38">What is the no of doctors at the beds of the emergency ward?</text:span></text:p>
            </table:table-cell>
            <table:table-cell table:style-name="Table5.A1" office:value-type="string">
              <text:p text:style-name="P13"><text:span text:style-name="T36">10 doctors(7-full time, 3-part time)</text:span></text:p>
            </table:table-cell>
          </table:table-row>
          <table:table-row table:style-name="Table5.5">
            <table:table-cell table:style-name="Table5.A1" office:value-type="string">
              <text:p text:style-name="P13"><text:span text:style-name="T37">How to do receive a patient <text:s/>in emergency ward?(Do you ask them to fill formalities or do you immediately start with the checkup?)</text:span></text:p>
            </table:table-cell>
            <table:table-cell table:style-name="Table5.A1" office:value-type="string">
              <text:p text:style-name="P11"><text:span text:style-name="T38">We ask them to fill formalities before we take them into the ward.</text:span></text:p>
            </table:table-cell>
          </table:table-row>
          <text:soft-page-break/>
          <table:table-row table:style-name="Table5.2">
            <table:table-cell table:style-name="Table5.A1" office:value-type="string">
              <text:p text:style-name="P10"><text:span text:style-name="T38">What are your precautions when the availability of beds goes nill?</text:span></text:p>
            </table:table-cell>
            <table:table-cell table:style-name="Table5.A1" office:value-type="string">
              <text:p text:style-name="P15"><text:span text:style-name="T38">We ask the patient to wait for the availability of a bed.</text:span></text:p>
            </table:table-cell>
          </table:table-row>
          <table:table-row table:style-name="Table5.2">
            <table:table-cell table:style-name="Table5.A1" office:value-type="string">
              <text:p text:style-name="P10"><text:span text:style-name="T38">What are the steps taken at the hosp</text:span><text:span text:style-name="T39">i</text:span><text:span text:style-name="T38">tal after the booking of an ambulance? </text:span></text:p>
            </table:table-cell>
            <table:table-cell table:style-name="Table5.A1" office:value-type="string">
              <text:p text:style-name="P15"><text:span text:style-name="T38">We wait for the patient's arrival and react according to the circumstance.</text:span></text:p>
            </table:table-cell>
          </table:table-row>
        </table:table>
        <text:p text:style-name="P3" loext:marker-style-name="T30"><text:span text:style-name="T30"><text:s text:c="4"/></text:span><text:span text:style-name="T30"/></text:p>
        <text:p text:style-name="P7" loext:marker-style-name="T30"/>
        <text:p text:style-name="P17" loext:marker-style-name="T41"><text:span text:style-name="T3">Step</text:span><text:span text:style-name="T4"> </text:span><text:span text:style-name="T3">3:</text:span><text:span text:style-name="T5"> </text:span><text:span text:style-name="T3">Sample</text:span><text:span text:style-name="T6"> </text:span><text:span text:style-name="T3">Data</text:span><text:span text:style-name="T7"> </text:span><text:span text:style-name="T8">Collection</text:span></text:p>
        <text:p text:style-name="P3" loext:marker-style-name="T15"><text:span text:style-name="T10">Patient</text:span><text:span text:style-name="T13"> </text:span><text:span text:style-name="T10">Information</text:span><text:span text:style-name="T13"> </text:span><text:span text:style-name="T15">Table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row table:style-name="Table6.1">
            <table:table-cell table:style-name="Table6.A1" office:value-type="string">
              <text:p text:style-name="P10"><text:span text:style-name="T42">patient_id</text:span></text:p>
            </table:table-cell>
            <table:table-cell table:style-name="Table6.A1" office:value-type="string">
              <text:p text:style-name="P10"><text:span text:style-name="T44">name</text:span></text:p>
            </table:table-cell>
            <table:table-cell table:style-name="Table6.A1" office:value-type="string">
              <text:p text:style-name="P10"><text:span text:style-name="T46">age</text:span></text:p>
            </table:table-cell>
            <table:table-cell table:style-name="Table6.A1" office:value-type="string">
              <text:p text:style-name="P10"><text:span text:style-name="T42">gender</text:span></text:p>
            </table:table-cell>
            <table:table-cell table:style-name="Table6.E1" office:value-type="string">
              <text:p text:style-name="P10"><text:span text:style-name="T42">Wait Time (Total)</text:span></text:p>
            </table:table-cell>
            <table:table-cell table:style-name="Table6.A1" office:value-type="string">
              <text:p text:style-name="P10">Condition (Severity) </text:p>
            </table:table-cell>
          </table:table-row>
          <table:table-row table:style-name="Table6.1">
            <table:table-cell table:style-name="Table6.A1" office:value-type="string">
              <text:p text:style-name="P10"><text:span text:style-name="T46">101</text:span></text:p>
            </table:table-cell>
            <table:table-cell table:style-name="Table6.A1" office:value-type="string">
              <text:p text:style-name="P10"><text:span text:style-name="T42">Alice</text:span></text:p>
            </table:table-cell>
            <table:table-cell table:style-name="Table6.A1" office:value-type="string">
              <text:p text:style-name="P10"><text:span text:style-name="T46">29</text:span></text:p>
            </table:table-cell>
            <table:table-cell table:style-name="Table6.A1" office:value-type="string">
              <text:p text:style-name="P10"><text:span text:style-name="T42">Female</text:span></text:p>
            </table:table-cell>
            <table:table-cell table:style-name="Table6.E1" office:value-type="string">
              <text:p text:style-name="P10"><text:span text:style-name="T48">90</text:span></text:p>
            </table:table-cell>
            <table:table-cell table:style-name="Table6.A1" office:value-type="string">
              <text:p text:style-name="P10">Moderate </text:p>
            </table:table-cell>
          </table:table-row>
          <table:table-row table:style-name="Table6.3">
            <table:table-cell table:style-name="Table6.A1" office:value-type="string">
              <text:p text:style-name="P16"><text:span text:style-name="T46">102</text:span></text:p>
            </table:table-cell>
            <table:table-cell table:style-name="Table6.A1" office:value-type="string">
              <text:p text:style-name="P16"><text:span text:style-name="T47">Bob</text:span></text:p>
            </table:table-cell>
            <table:table-cell table:style-name="Table6.A1" office:value-type="string">
              <text:p text:style-name="P16"><text:span text:style-name="T46">35</text:span></text:p>
            </table:table-cell>
            <table:table-cell table:style-name="Table6.A1" office:value-type="string">
              <text:p text:style-name="P16"><text:span text:style-name="T44">Male</text:span></text:p>
            </table:table-cell>
            <table:table-cell table:style-name="Table6.E1" office:value-type="string">
              <text:p text:style-name="P11"><text:span text:style-name="T47">79</text:span></text:p>
            </table:table-cell>
            <table:table-cell table:style-name="Table6.A1" office:value-type="string">
              <text:p text:style-name="P11">Severe </text:p>
            </table:table-cell>
          </table:table-row>
          <table:table-row table:style-name="Table6.1">
            <table:table-cell table:style-name="Table6.A1" office:value-type="string">
              <text:p text:style-name="P10"><text:span text:style-name="T46">103</text:span></text:p>
            </table:table-cell>
            <table:table-cell table:style-name="Table6.A1" office:value-type="string">
              <text:p text:style-name="P10"><text:span text:style-name="T42">Charlie</text:span></text:p>
            </table:table-cell>
            <table:table-cell table:style-name="Table6.A1" office:value-type="string">
              <text:p text:style-name="P10"><text:span text:style-name="T46">42</text:span></text:p>
            </table:table-cell>
            <table:table-cell table:style-name="Table6.A1" office:value-type="string">
              <text:p text:style-name="P10"><text:span text:style-name="T44">Male</text:span></text:p>
            </table:table-cell>
            <table:table-cell table:style-name="Table6.E1" office:value-type="string">
              <text:p text:style-name="P10"><text:span text:style-name="T42">93</text:span></text:p>
            </table:table-cell>
            <table:table-cell table:style-name="Table6.A1" office:value-type="string">
              <text:p text:style-name="P10">Mild </text:p>
            </table:table-cell>
          </table:table-row>
          <table:table-row table:style-name="Table6.5">
            <table:table-cell table:style-name="Table6.A5" office:value-type="string">
              <text:p text:style-name="P13"><text:span text:style-name="T46">104</text:span></text:p>
            </table:table-cell>
            <table:table-cell table:style-name="Table6.A5" office:value-type="string">
              <text:p text:style-name="P13"><text:span text:style-name="T42">David</text:span></text:p>
            </table:table-cell>
            <table:table-cell table:style-name="Table6.A5" office:value-type="string">
              <text:p text:style-name="P13"><text:span text:style-name="T46">28</text:span></text:p>
            </table:table-cell>
            <table:table-cell table:style-name="Table6.A5" office:value-type="string">
              <text:p text:style-name="P13"><text:span text:style-name="T44">Male</text:span></text:p>
            </table:table-cell>
            <table:table-cell table:style-name="Table6.E5" office:value-type="string">
              <text:p text:style-name="P11"><text:span text:style-name="T47">60</text:span></text:p>
            </table:table-cell>
            <table:table-cell table:style-name="Table6.A5" office:value-type="string">
              <text:p text:style-name="P11">Moderate </text:p>
            </table:table-cell>
          </table:table-row>
        </table:table>
        <text:p text:style-name="P3" loext:marker-style-name="T70"><text:span text:style-name="T70"><text:s/></text:span><text:span text:style-name="T70"/></text:p>
        <text:p text:style-name="P5" loext:marker-style-name="T15"><text:span text:style-name="T12">Treatment</text:span><text:span text:style-name="T14"> </text:span><text:span text:style-name="T11">Information</text:span><text:span text:style-name="T14"> </text:span><text:span text:style-name="T16">Table</text:span></text:p>
        <text:p text:style-name="P19" loext:marker-style-name="T70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 table:style-name="Table7.1">
            <table:table-cell table:style-name="Table7.A1" office:value-type="string">
              <text:p text:style-name="P10" loext:marker-style-name="T40"><text:span text:style-name="T42">Arrival_time</text:span><text:span text:style-name="T42"/></text:p>
            </table:table-cell>
            <table:table-cell table:style-name="Table7.A1" office:value-type="string">
              <text:p text:style-name="P10" loext:marker-style-name="T40"><text:span text:style-name="T46">Triage Time</text:span><text:span text:style-name="T46"/></text:p>
            </table:table-cell>
            <table:table-cell table:style-name="Table7.A1" office:value-type="string">
              <text:p text:style-name="P10" loext:marker-style-name="T40"><text:span text:style-name="T42">Treatment Start Time</text:span><text:span text:style-name="T42"/></text:p>
            </table:table-cell>
            <table:table-cell table:style-name="Table7.A1" office:value-type="string">
              <text:p text:style-name="P10" loext:marker-style-name="T40"><text:span text:style-name="T42">Treatment End Time</text:span><text:span text:style-name="T42"/></text:p>
            </table:table-cell>
            <table:table-cell table:style-name="Table7.A1" office:value-type="string">
              <text:p text:style-name="P10" loext:marker-style-name="T40"><text:span text:style-name="T42">Discharge Time</text:span><text:span text:style-name="T42"/></text:p>
            </table:table-cell>
          </table:table-row>
          <table:table-row table:style-name="Table7.1">
            <table:table-cell table:style-name="Table7.A1" office:value-type="string">
              <text:p text:style-name="P10"><text:span text:style-name="T42">100</text:span></text:p>
            </table:table-cell>
            <table:table-cell table:style-name="Table7.A1" office:value-type="string">
              <text:p text:style-name="P10"><text:span text:style-name="T44">01/01/2025 08:30</text:span></text:p>
            </table:table-cell>
            <table:table-cell table:style-name="Table7.A1" office:value-type="string">
              <text:p text:style-name="P10"><text:span text:style-name="T46">01/01/2025 08:45</text:span></text:p>
            </table:table-cell>
            <table:table-cell table:style-name="Table7.A1" office:value-type="string">
              <text:p text:style-name="P10"><text:span text:style-name="T42">01/01/2025 09:00</text:span></text:p>
            </table:table-cell>
            <table:table-cell table:style-name="Table7.A1" office:value-type="string">
              <text:p text:style-name="P10"><text:span text:style-name="T42">01/01/2025 09:45</text:span></text:p>
            </table:table-cell>
          </table:table-row>
          <table:table-row table:style-name="Table7.1">
            <table:table-cell table:style-name="Table7.A1" office:value-type="string">
              <text:p text:style-name="P10"><text:span text:style-name="T46">101</text:span></text:p>
            </table:table-cell>
            <table:table-cell table:style-name="Table7.A1" office:value-type="string">
              <text:p text:style-name="P10"><text:span text:style-name="T48">01/01/2025 09:00</text:span></text:p>
            </table:table-cell>
            <table:table-cell table:style-name="Table7.A1" office:value-type="string">
              <text:p text:style-name="P10"><text:span text:style-name="T46">01/01/2025 09:00</text:span></text:p>
            </table:table-cell>
            <table:table-cell table:style-name="Table7.A1" office:value-type="string">
              <text:p text:style-name="P10"><text:span text:style-name="T42">01/01/2025 09:00</text:span></text:p>
            </table:table-cell>
            <table:table-cell table:style-name="Table7.A1" office:value-type="string">
              <text:p text:style-name="P10"><text:span text:style-name="T48">01/01/2025 09:00-5-205</text:span></text:p>
            </table:table-cell>
          </table:table-row>
          <table:table-row table:style-name="Table7.4">
            <table:table-cell table:style-name="Table7.A1" office:value-type="string">
              <text:p text:style-name="P16"><text:span text:style-name="T46">102</text:span></text:p>
            </table:table-cell>
            <table:table-cell table:style-name="Table7.A1" office:value-type="string">
              <text:p text:style-name="P16"><text:span text:style-name="T47">01/01/2025 10:00</text:span></text:p>
            </table:table-cell>
            <table:table-cell table:style-name="Table7.A1" office:value-type="string">
              <text:p text:style-name="P16"><text:span text:style-name="T46">01/01/2025 10:00</text:span></text:p>
            </table:table-cell>
            <table:table-cell table:style-name="Table7.A1" office:value-type="string">
              <text:p text:style-name="P16"><text:span text:style-name="T44">01/01/2025 10:00</text:span></text:p>
            </table:table-cell>
            <table:table-cell table:style-name="Table7.A1" office:value-type="string">
              <text:p text:style-name="P11"><text:span text:style-name="T47">01/01/2025 10:00-4-789</text:span></text:p>
            </table:table-cell>
          </table:table-row>
          <table:table-row table:style-name="Table7.1">
            <table:table-cell table:style-name="Table7.A1" office:value-type="string">
              <text:p text:style-name="P10"><text:span text:style-name="T46">103</text:span></text:p>
            </table:table-cell>
            <table:table-cell table:style-name="Table7.A1" office:value-type="string">
              <text:p text:style-name="P10"><text:span text:style-name="T42">01/01/2025 10:30</text:span></text:p>
            </table:table-cell>
            <table:table-cell table:style-name="Table7.A1" office:value-type="string">
              <text:p text:style-name="P10"><text:span text:style-name="T46">01/01/2025 </text:span><text:soft-page-break/><text:span text:style-name="T46">10:30</text:span></text:p>
            </table:table-cell>
            <table:table-cell table:style-name="Table7.A1" office:value-type="string">
              <text:p text:style-name="P10"><text:span text:style-name="T44">01/01/2025 10:30</text:span></text:p>
            </table:table-cell>
            <table:table-cell table:style-name="Table7.A1" office:value-type="string">
              <text:p text:style-name="P10"><text:span text:style-name="T42">01/01/2025 10:30</text:span></text:p>
            </table:table-cell>
          </table:table-row>
          <table:table-row table:style-name="Table7.6">
            <table:table-cell table:style-name="Table7.A1" office:value-type="string">
              <text:p text:style-name="P13"><text:span text:style-name="T46">104</text:span></text:p>
            </table:table-cell>
            <table:table-cell table:style-name="Table7.A1" office:value-type="string">
              <text:p text:style-name="P13"><text:span text:style-name="T42">01/01/2025 08:45</text:span></text:p>
            </table:table-cell>
            <table:table-cell table:style-name="Table7.A1" office:value-type="string">
              <text:p text:style-name="P13"><text:span text:style-name="T46">01/01/2025 08:45</text:span></text:p>
            </table:table-cell>
            <table:table-cell table:style-name="Table7.A1" office:value-type="string">
              <text:p text:style-name="P13"><text:span text:style-name="T44">01/01/2025 08:45</text:span></text:p>
            </table:table-cell>
            <table:table-cell table:style-name="Table7.A1" office:value-type="string">
              <text:p text:style-name="P11"><text:span text:style-name="T47">01/01/2025 08:45</text:span></text:p>
            </table:table-cell>
          </table:table-row>
        </table:table>
        <text:p text:style-name="P19" loext:marker-style-name="T70"/>
        <text:p text:style-name="P5" loext:marker-style-name="T15"><text:span text:style-name="T12">Doctor Schedule</text:span><text:span text:style-name="T14"> </text:span><text:span text:style-name="T16">Table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 table:number-columns-repeated="2"/>
          <table:table-column table:style-name="Table1.B"/>
          <table:table-column table:style-name="Table1.C"/>
          <table:table-column table:style-name="Table1.I"/>
          <table:table-row>
            <table:table-cell table:style-name="Table1.A1" office:value-type="string">
              <text:p text:style-name="Table_20_Contents">Doctor ID </text:p>
            </table:table-cell>
            <table:table-cell table:style-name="Table1.A1" office:value-type="string">
              <text:p text:style-name="Table_20_Contents">Name </text:p>
            </table:table-cell>
            <table:table-cell table:style-name="Table1.A1" office:value-type="string">
              <text:p text:style-name="Table_20_Contents">Role </text:p>
            </table:table-cell>
            <table:table-cell table:style-name="Table1.A1" office:value-type="string">
              <text:p text:style-name="Table_20_Contents">Shift Date </text:p>
            </table:table-cell>
            <table:table-cell table:style-name="Table1.A1" office:value-type="string">
              <text:p text:style-name="Table_20_Contents">Shift Start Time </text:p>
            </table:table-cell>
            <table:table-cell table:style-name="Table1.A1" office:value-type="string">
              <text:p text:style-name="Table_20_Contents">Shift End Time </text:p>
            </table:table-cell>
            <table:table-cell table:style-name="Table1.A1" office:value-type="string">
              <text:p text:style-name="Table_20_Contents">Department </text:p>
            </table:table-cell>
            <table:table-cell table:style-name="Table1.A1" office:value-type="string">
              <text:p text:style-name="Table_20_Contents">Specialization </text:p>
            </table:table-cell>
            <table:table-cell table:style-name="Table1.I1" office:value-type="string">
              <text:p text:style-name="Table_20_Contents">Availability </text:p>
            </table:table-cell>
          </table:table-row>
          <table:table-row>
            <table:table-cell table:style-name="Table1.A2" office:value-type="string">
              <text:p text:style-name="Table_20_Contents">001 </text:p>
            </table:table-cell>
            <table:table-cell table:style-name="Table1.A2" office:value-type="string">
              <text:p text:style-name="Table_20_Contents">Dr. John Doe </text:p>
            </table:table-cell>
            <table:table-cell table:style-name="Table1.A2" office:value-type="string">
              <text:p text:style-name="Table_20_Contents">Full-time </text:p>
            </table:table-cell>
            <table:table-cell table:style-name="Table1.A2" office:value-type="string">
              <text:p text:style-name="Table_20_Contents">01/02/2025 </text:p>
            </table:table-cell>
            <table:table-cell table:style-name="Table1.A2" office:value-type="string">
              <text:p text:style-name="Table_20_Contents">08:00 AM </text:p>
            </table:table-cell>
            <table:table-cell table:style-name="Table1.A2" office:value-type="string">
              <text:p text:style-name="P26">04:00 PM</text:p>
            </table:table-cell>
            <table:table-cell table:style-name="Table1.A2" office:value-type="string">
              <text:p text:style-name="Table_20_Contents">Emergency </text:p>
            </table:table-cell>
            <table:table-cell table:style-name="Table1.A2" office:value-type="string">
              <text:p text:style-name="Table_20_Contents">General Medicine </text:p>
            </table:table-cell>
            <table:table-cell table:style-name="Table1.I2" office:value-type="string">
              <text:p text:style-name="Table_20_Contents">Available </text:p>
            </table:table-cell>
          </table:table-row>
          <table:table-row>
            <table:table-cell table:style-name="Table1.A2" office:value-type="string">
              <text:p text:style-name="P26">002</text:p>
            </table:table-cell>
            <table:table-cell table:style-name="Table1.A2" office:value-type="string">
              <text:p text:style-name="Table_20_Contents">Dr. Jane Smith </text:p>
            </table:table-cell>
            <table:table-cell table:style-name="Table1.A2" office:value-type="string">
              <text:p text:style-name="Table_20_Contents">Full-time </text:p>
            </table:table-cell>
            <table:table-cell table:style-name="Table1.A2" office:value-type="string">
              <text:p text:style-name="Table_20_Contents">01/02/2025 </text:p>
            </table:table-cell>
            <table:table-cell table:style-name="Table1.A2" office:value-type="string">
              <text:p text:style-name="Table_20_Contents">08:00 AM </text:p>
            </table:table-cell>
            <table:table-cell table:style-name="Table1.A2" office:value-type="string">
              <text:p text:style-name="P26">04:00 PM</text:p>
            </table:table-cell>
            <table:table-cell table:style-name="Table1.A2" office:value-type="string">
              <text:p text:style-name="Table_20_Contents">Emergency </text:p>
            </table:table-cell>
            <table:table-cell table:style-name="Table1.A2" office:value-type="string">
              <text:p text:style-name="Table_20_Contents">Pediatrics </text:p>
            </table:table-cell>
            <table:table-cell table:style-name="Table1.I2" office:value-type="string">
              <text:p text:style-name="Table_20_Contents">Available </text:p>
            </table:table-cell>
          </table:table-row>
          <table:table-row>
            <table:table-cell table:style-name="Table1.A2" office:value-type="string">
              <text:p text:style-name="P26">003</text:p>
            </table:table-cell>
            <table:table-cell table:style-name="Table1.A2" office:value-type="string">
              <text:p text:style-name="Table_20_Contents">Dr. Emily Roe </text:p>
            </table:table-cell>
            <table:table-cell table:style-name="Table1.A2" office:value-type="string">
              <text:p text:style-name="Table_20_Contents">Part-time </text:p>
            </table:table-cell>
            <table:table-cell table:style-name="Table1.A2" office:value-type="string">
              <text:p text:style-name="Table_20_Contents">01/02/2025 </text:p>
            </table:table-cell>
            <table:table-cell table:style-name="Table1.A2" office:value-type="string">
              <text:p text:style-name="Table_20_Contents">12:00 PM </text:p>
            </table:table-cell>
            <table:table-cell table:style-name="Table1.A2" office:value-type="string">
              <text:p text:style-name="P26">06:00 PM</text:p>
            </table:table-cell>
            <table:table-cell table:style-name="Table1.A2" office:value-type="string">
              <text:p text:style-name="Table_20_Contents">Emergency </text:p>
            </table:table-cell>
            <table:table-cell table:style-name="Table1.A2" office:value-type="string">
              <text:p text:style-name="Table_20_Contents">Surgery </text:p>
            </table:table-cell>
            <table:table-cell table:style-name="Table1.I2" office:value-type="string">
              <text:p text:style-name="Table_20_Contents">Available </text:p>
            </table:table-cell>
          </table:table-row>
          <table:table-row>
            <table:table-cell table:style-name="Table1.A2" office:value-type="string">
              <text:p text:style-name="P26">004</text:p>
            </table:table-cell>
            <table:table-cell table:style-name="Table1.A2" office:value-type="string">
              <text:p text:style-name="Table_20_Contents">Dr. Mark Lee </text:p>
            </table:table-cell>
            <table:table-cell table:style-name="Table1.A2" office:value-type="string">
              <text:p text:style-name="P27">Full-time</text:p>
            </table:table-cell>
            <table:table-cell table:style-name="Table1.A2" office:value-type="string">
              <text:p text:style-name="Table_20_Contents">01/02/2025 </text:p>
            </table:table-cell>
            <table:table-cell table:style-name="Table1.A2" office:value-type="string">
              <text:p text:style-name="Table_20_Contents">12:00 PM </text:p>
            </table:table-cell>
            <table:table-cell table:style-name="Table1.A2" office:value-type="string">
              <text:p text:style-name="P26">06:00 PM</text:p>
            </table:table-cell>
            <table:table-cell table:style-name="Table1.A2" office:value-type="string">
              <text:p text:style-name="Table_20_Contents">Emergency </text:p>
            </table:table-cell>
            <table:table-cell table:style-name="Table1.A2" office:value-type="string">
              <text:p text:style-name="Table_20_Contents">Orthopedics </text:p>
            </table:table-cell>
            <table:table-cell table:style-name="Table1.I2" office:value-type="string">
              <text:p text:style-name="P27"><text:span text:style-name="T71">Not </text:span>Available </text:p>
            </table:table-cell>
          </table:table-row>
          <table:table-row>
            <table:table-cell table:style-name="Table1.A2" office:value-type="string">
              <text:p text:style-name="P26">005</text:p>
            </table:table-cell>
            <table:table-cell table:style-name="Table1.A2" office:value-type="string">
              <text:p text:style-name="Table_20_Contents">Dr. Sarah Lee </text:p>
            </table:table-cell>
            <table:table-cell table:style-name="Table1.A2" office:value-type="string">
              <text:p text:style-name="P27">Part-time</text:p>
            </table:table-cell>
            <table:table-cell table:style-name="Table1.A2" office:value-type="string">
              <text:p text:style-name="Table_20_Contents">01/02/2025 </text:p>
            </table:table-cell>
            <table:table-cell table:style-name="Table1.A2" office:value-type="string">
              <text:p text:style-name="P26">2:00 PM</text:p>
            </table:table-cell>
            <table:table-cell table:style-name="Table1.A2" office:value-type="string">
              <text:p text:style-name="P26">10:00 PM</text:p>
            </table:table-cell>
            <table:table-cell table:style-name="Table1.A2" office:value-type="string">
              <text:p text:style-name="Table_20_Contents">Emergency </text:p>
            </table:table-cell>
            <table:table-cell table:style-name="Table1.A2" office:value-type="string">
              <text:p text:style-name="Table_20_Contents">Cardiology </text:p>
            </table:table-cell>
            <table:table-cell table:style-name="Table1.I2" office:value-type="string">
              <text:p text:style-name="Table_20_Contents">Available </text:p>
            </table:table-cell>
          </table:table-row>
        </table:table>
        <text:p text:style-name="P5" loext:marker-style-name="T15"><text:span text:style-name="T16"/></text:p>
        <text:p text:style-name="P5" loext:marker-style-name="T15"><text:span text:style-name="T16"/></text:p>
        <text:h text:style-name="P1" text:outline-level="2" loext:marker-style-name="T69"><text:span text:style-name="T9">Step</text:span><text:span text:style-name="T4"> </text:span><text:span text:style-name="T9">4:</text:span><text:span text:style-name="T5"> </text:span><text:span text:style-name="T9">Next</text:span><text:span text:style-name="T5"> </text:span><text:span text:style-name="T9">Steps</text:span></text:h>
        <text:p text:style-name="P18" loext:marker-style-name="T48"><text:span text:style-name="T44">Once</text:span><text:span text:style-name="T49"> </text:span><text:span text:style-name="T44">the</text:span><text:span text:style-name="T49"> </text:span><text:span text:style-name="T44">business</text:span><text:span text:style-name="T49"> </text:span><text:span text:style-name="T44">goal</text:span><text:span text:style-name="T51"> </text:span><text:span text:style-name="T44">and</text:span><text:span text:style-name="T52"> </text:span><text:span text:style-name="T44">data</text:span><text:span text:style-name="T51"> </text:span><text:span text:style-name="T44">requirements</text:span><text:span text:style-name="T53"> </text:span><text:span text:style-name="T44">are</text:span><text:span text:style-name="T49"> </text:span><text:span text:style-name="T44">clear,</text:span><text:span text:style-name="T52"> </text:span><text:span text:style-name="T44">the</text:span><text:span text:style-name="T49"> </text:span><text:span text:style-name="T44">next</text:span><text:span text:style-name="T54"> </text:span><text:span text:style-name="T44">steps</text:span><text:span text:style-name="T56"> </text:span><text:span text:style-name="T44">involve:</text:span></text:p>
        <text:p text:style-name="P20" loext:marker-style-name="T48"/>
        <text:list text:style-name="WWNum2a">
          <text:list-item>
            <text:p text:style-name="P22" loext:marker-style-name="T48"><text:span text:style-name="T43">Data</text:span><text:span text:style-name="T57"> </text:span><text:span text:style-name="T43">Cleaning:</text:span><text:span text:style-name="T57"> </text:span><text:span text:style-name="T42">Handling</text:span><text:span text:style-name="T59"> </text:span><text:span text:style-name="T42">missing</text:span><text:span text:style-name="T59"> </text:span><text:span text:style-name="T42">values,</text:span><text:span text:style-name="T53"> </text:span><text:span text:style-name="T42">duplicates,</text:span><text:span text:style-name="T53"> </text:span><text:span text:style-name="T42">and</text:span><text:span text:style-name="T58"> </text:span><text:span text:style-name="T42">formatting inconsistencies.</text:span></text:p>
          </text:list-item>
          <text:list-item>
            <text:p text:style-name="P23" loext:marker-style-name="T48"><text:span text:style-name="T43">Exploratory</text:span><text:span text:style-name="T60"> </text:span><text:span text:style-name="T43">Data</text:span><text:span text:style-name="T55"> </text:span><text:span text:style-name="T43">Analysis</text:span><text:span text:style-name="T55"> </text:span><text:span text:style-name="T43">(EDA):</text:span><text:span text:style-name="T50"> </text:span><text:span text:style-name="T42">Visualizing</text:span><text:span text:style-name="T53"> </text:span><text:span text:style-name="T42">customer</text:span><text:span text:style-name="T61"> </text:span><text:span text:style-name="T42">purchase</text:span><text:span text:style-name="T58"> </text:span><text:span text:style-name="T42">patterns,</text:span><text:span text:style-name="T62"> </text:span><text:span text:style-name="T42">sales </text:span><text:span text:style-name="T48">trends,</text:span><text:span text:style-name="T63"> </text:span><text:span text:style-name="T48">and</text:span><text:span text:style-name="T49"> </text:span><text:span text:style-name="T48">retention</text:span><text:span text:style-name="T52"> </text:span><text:span text:style-name="T48">rates.</text:span></text:p>
          </text:list-item>
          <text:list-item>
            <text:p text:style-name="P24" loext:marker-style-name="T48"><text:span text:style-name="T45">Feature</text:span><text:span text:style-name="T64"> </text:span><text:span text:style-name="T45">Engineering:</text:span><text:span text:style-name="T65"> </text:span><text:span text:style-name="T44">Creating</text:span><text:span text:style-name="T67"> </text:span><text:span text:style-name="T44">meaningful</text:span><text:span text:style-name="T63"> </text:span><text:span text:style-name="T44">features</text:span><text:span text:style-name="T51"> </text:span><text:span text:style-name="T44">such</text:span><text:span text:style-name="T66"> </text:span><text:span text:style-name="T44">as</text:span><text:span text:style-name="T51"> </text:span><text:span text:style-name="T44">"average</text:span><text:span text:style-name="T51"> </text:span><text:span text:style-name="T44">purchase </text:span><text:span text:style-name="T48">value</text:span><text:span text:style-name="T46"> </text:span><text:span text:style-name="T48">per customer."</text:span></text:p>
          </text:list-item>
        </text:list>
        <text:p text:style-name="P3" loext:marker-style-name="T44"><text:span text:style-name="T45">Building</text:span><text:span text:style-name="T65"> </text:span><text:span text:style-name="T45">Insights:</text:span><text:span text:style-name="T68"> </text:span><text:span text:style-name="T44">Identifying</text:span><text:span text:style-name="T54"> </text:span><text:span text:style-name="T44">actionable</text:span><text:span text:style-name="T51"> </text:span><text:span text:style-name="T44">recommendations</text:span><text:span text:style-name="T51"> </text:span><text:span text:style-name="T44">based</text:span><text:span text:style-name="T63"> </text:span><text:span text:style-name="T44">on</text:span><text:span text:style-name="T51"> </text:span><text:span text:style-name="T44">data</text:span><text:span text:style-name="T51"> </text:span><text:span text:style-name="T44">trends.</text:span></text:p>
        <text:p text:style-name="P21" loext:marker-style-name="T44"/>
        <text:p text:style-name="P3" loext:marker-style-name="T44"><text:span text:style-name="T45">HARINI REDDY</text:span><text:span text:style-name="T44">(22B81A1217)</text:span></text:p>
        <text:p text:style-name="P3" loext:marker-style-name="T70"><text:span text:style-name="T45">SANIA SHAREEN</text:span><text:span text:style-name="T44">(22B1A1238)</text:span></text:p>
        <text:p text:style-name="P19" loext:marker-style-name="T70"/>
        <text:p text:style-name="P25"><text:soft-page-break/><text:span text:style-name="T1"/></text:p>
      </text:section>
      <text:p text:style-name="P2" loext:marker-style-name="T23"><text:span text:style-name="T2"/></text:p>
      <text:p text:style-name="P28" loext:marker-style-name="T22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rebuchet MS" fo:font-family="'Trebuchet MS'" style:font-family-generic="roman" style:font-pitch="variable" fo:language="en" fo:country="US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rebuchet MS" fo:font-family="'Trebuchet MS'" style:font-family-generic="roman" style:font-pitch="variable" fo:font-size="12pt" fo:language="en" fo:country="US" style:font-name-asian="Trebuchet MS1" style:font-family-asian="'Trebuchet MS'" style:font-family-generic-asian="system" style:font-pitch-asian="variable" style:font-size-asian="12pt" style:language-asian="en" style:country-asian="US" style:font-name-complex="Trebuchet MS1" style:font-family-complex="'Trebuchet MS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top="0.145cm" fo:margin-bottom="0cm" style:contextual-spacing="false"/>
      <style:text-properties style:font-name="Trebuchet MS" fo:font-family="'Trebuchet MS'" style:font-family-generic="roman" style:font-pitch="variable" fo:font-size="18pt" fo:language="en" fo:country="US" fo:font-weight="bold" style:font-name-asian="Trebuchet MS1" style:font-family-asian="'Trebuchet MS'" style:font-family-generic-asian="system" style:font-pitch-asian="variable" style:font-size-asian="18pt" style:language-asian="en" style:country-asian="US" style:font-weight-asian="bold" style:font-name-complex="Trebuchet MS1" style:font-family-complex="'Trebuchet MS'" style:font-family-generic-complex="system" style:font-pitch-complex="variable" style:font-size-complex="18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4.694cm" fo:margin-right="1.314cm" fo:margin-top="0.141cm" fo:margin-bottom="0cm" style:contextual-spacing="false" fo:text-indent="-4.006cm" style:auto-text-indent="false"/>
      <style:text-properties style:font-name="Trebuchet MS" fo:font-family="'Trebuchet MS'" style:font-family-generic="roman" style:font-pitch="variable" fo:font-size="20pt" fo:language="en" fo:country="US" fo:font-weight="bold" style:font-name-asian="Trebuchet MS1" style:font-family-asian="'Trebuchet MS'" style:font-family-generic-asian="system" style:font-pitch-asian="variable" style:font-size-asian="20pt" style:language-asian="en" style:country-asian="US" style:font-weight-asian="bold" style:font-name-complex="Trebuchet MS1" style:font-family-complex="'Trebuchet MS'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266cm" fo:text-indent="-0.631cm" style:auto-text-indent="false"/>
      <style:text-properties style:font-name="Trebuchet MS" fo:font-family="'Trebuchet MS'" style:font-family-generic="roman" style:font-pitch="variable" fo:language="en" fo:country="US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194cm"/>
      <style:text-properties style:font-name="Trebuchet MS" fo:font-family="'Trebuchet MS'" style:font-family-generic="roman" style:font-pitch="variable" fo:language="en" fo:country="US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rebuchet MS" fo:font-family="'Trebuchet MS'" style:font-family-generic="roman" style:font-pitch="variable" fo:font-size="12pt" fo:letter-spacing="normal" fo:language="en" fo:country="US" fo:font-style="normal" fo:font-weight="normal" style:font-name-asian="Trebuchet MS1" style:font-family-asian="'Trebuchet MS'" style:font-family-generic-asian="system" style:font-pitch-asian="variable" style:font-size-asian="12pt" style:language-asian="en" style:country-asian="US" style:font-style-asian="normal" style:font-weight-asian="normal" style:font-name-complex="Trebuchet MS1" style:font-family-complex="'Trebuchet MS'" style:font-family-generic-complex="system" style:font-pitch-complex="variable" style:font-size-complex="12pt" style:language-complex="ar" style:country-complex="SA" style:font-style-complex="normal" style:font-weight-complex="normal" style:text-scale="91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Trebuchet MS" fo:font-family="'Trebuchet MS'" style:font-family-generic="roman" style:font-pitch="variable" fo:font-size="12pt" fo:letter-spacing="normal" fo:language="en" fo:country="US" fo:font-style="normal" fo:font-weight="normal" style:font-name-asian="Trebuchet MS1" style:font-family-asian="'Trebuchet MS'" style:font-family-generic-asian="system" style:font-pitch-asian="variable" style:font-size-asian="12pt" style:language-asian="en" style:country-asian="US" style:font-style-asian="normal" style:font-weight-asian="normal" style:font-name-complex="Trebuchet MS1" style:font-family-complex="'Trebuchet MS'" style:font-family-generic-complex="system" style:font-pitch-complex="variable" style:font-size-complex="12pt" style:language-complex="ar" style:country-complex="SA" style:font-style-complex="normal" style:font-weight-complex="normal" style:text-scale="91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Trebuchet MS" fo:font-family="'Trebuchet MS'" style:font-family-generic="roman" style:font-pitch="variable"/>
    </style:style>
    <style:style style:name="ListLabel_20_20" style:display-name="ListLabel 20" style:family="text">
      <style:text-properties style:font-name="Trebuchet MS" fo:font-family="'Trebuchet MS'" style:font-family-generic="roman" style:font-pitch="variable"/>
    </style:style>
    <style:style style:name="ListLabel_20_21" style:display-name="ListLabel 21" style:family="text">
      <style:text-properties style:font-name="Trebuchet MS" fo:font-family="'Trebuchet MS'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2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8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2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8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822cm" fo:margin-bottom="0.494cm" fo:margin-left="2.54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399cm" fo:margin-bottom="0.494cm" fo:margin-left="2.54cm" fo:margin-right="1.905cm" style:writing-mode="lr-tb" style:layout-grid-color="#c0c0c0" style:layout-grid-lines="250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agulmeera Shaik</meta:initial-creator>
    <meta:creation-date>2025-01-31T08:52:01</meta:creation-date>
    <dc:date>2025-01-31T15:34:46.240000000</dc:date>
    <meta:editing-duration>PT49M18S</meta:editing-duration>
    <meta:generator>LibreOffice/7.6.4.1$Windows_X86_64 LibreOffice_project/e19e193f88cd6c0525a17fb7a176ed8e6a3e2aa1</meta:generator>
    <meta:editing-cycles>2</meta:editing-cycles>
    <meta:document-statistic meta:table-count="4" meta:image-count="0" meta:object-count="0" meta:page-count="5" meta:paragraph-count="155" meta:word-count="548" meta:character-count="3463" meta:non-whitespace-character-count="3010"/>
    <meta:user-defined meta:name="AppVersion">12.0000</meta:user-defined>
    <meta:user-defined meta:name="Created" meta:value-type="date">2025-01-31T00:00:00</meta:user-defined>
    <meta:user-defined meta:name="Creator">Microsoft Word</meta:user-defined>
    <meta:user-defined meta:name="LastSaved" meta:value-type="date">2025-01-31T00:00:00</meta:user-defined>
    <meta:template xlink:type="simple" xlink:actuate="onRequest" xlink:title="Normal" xlink:href=""/>
  </office:meta>
</office:document-meta>
</file>